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3">
            <text:p>1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2">
            <text:p>1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7">
            <text:p>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86">
            <text:p>2586</text:p>
          </table:table-cell>
          <table:table-cell table:style-name="ce22" office:value-type="float" office:value="50">
            <text:p>5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49">
            <text:p>44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6">
            <text:p>1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13">
            <text:p>1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24">
            <text:p>3324</text:p>
          </table:table-cell>
          <table:table-cell table:style-name="ce22" office:value-type="float" office:value="67">
            <text:p>6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60">
            <text:p>5160</text:p>
          </table:table-cell>
          <table:table-cell table:style-name="ce22" office:value-type="float" office:value="550">
            <text:p>55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46">
            <text:p>7746</text:p>
          </table:table-cell>
          <table:table-cell table:style-name="ce22" office:value-type="float" office:value="600">
            <text:p>600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